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</office:automatic-styles>
  <office:body>
    <office:text text:use-soft-page-breaks="true">
      <text:p text:style-name="P1">To: [x]</text:p>
      <text:p text:style-name="Normal">Subject:<text:s/>Disaster Recovery</text:p>
      <text:p text:style-name="Normal"/>
      <text:p text:style-name="Normal">Good morning,<text:s/></text:p>
      <text:p text:style-name="Normal"/>
      <text:p text:style-name="Normal">In case of a cyber incident, our team has prepared a disaster recovery plan that ensures the restoration of mission-critical services and data integrity. Our strategy includes [specific actions, policies, or procedures. EX: backups] to minimize service downtime and maintain critical business operations.</text:p>
      <text:p text:style-name="Normal"/>
      <text:p text:style-name="Normal">System Restorations: We have taken backups of all our critical systems, including [systems that have backups, hopefully the critical ones]. These backups are stored on [machine name] to ensure accessibility in case of failure.</text:p>
      <text:p text:style-name="Normal"/>
      <text:p text:style-name="Normal">In case of system compromise, our plan is as follows:</text:p>
      <text:list text:style-name="LFO2" text:continue-numbering="true">
        <text:list-item>
          <text:p text:style-name="P3">Identify the affected systems and isolate them from the network if necessary and/or possible</text:p>
        </text:list-item>
        <text:list-item>
          <text:p text:style-name="P4">Restore the system from the most recent verifiable backup</text:p>
        </text:list-item>
        <text:list-item>
          <text:p text:style-name="P5">Validate system integrity and apply necessary patches, if any</text:p>
        </text:list-item>
      </text:list>
      <text:p text:style-name="Normal"/>
      <text:p text:style-name="Normal">To strengthen security across all business operations, we recommend [specific actions, MFA, policies, backups, monitoring, etc.]</text:p>
      <text:p text:style-name="Normal"/>
      <text:p text:style-name="Normal">[Now explain your recommendations and how they might help. EX: Stronger access controls, like MF, will reduce security risks during recovery efforts.]</text:p>
      <text:p text:style-name="Normal"/>
      <text:p text:style-name="Normal">We are confident that this approach will allows us to respond efficiently and effectively to any incident whilst maintaining the integrity of our systems and services.</text:p>
      <text:p text:style-name="Normal"/>
      <text:p text:style-name="Normal">If you have any questions or want additional details, please reach out to us.</text:p>
      <text:p text:style-name="Normal"/>
      <text:p text:style-name="Normal">Best,</text:p>
      <text:p text:style-name="Normal"/>
      <text:p text:style-name="Normal"/>
      <text:p text:style-name="Normal">Team 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ans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eam 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enney, Anthony</dc:creator>
    <meta:creation-date>2025-10-18T15:33:00Z</meta:creation-date>
    <dc:date>2025-11-06T20:48:00Z</dc:date>
    <meta:template xlink:href="Normal.dotm" xlink:type="simple"/>
    <meta:editing-cycles>21</meta:editing-cycles>
    <meta:editing-duration>PT3420S</meta:editing-duration>
    <meta:document-statistic meta:page-count="1" meta:paragraph-count="127" meta:word-count="233" meta:character-count="1272" meta:row-count="291" meta:non-whitespace-character-count="1166"/>
  </office:meta>
</office:document-meta>
</file>